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a7f9" officeooo:paragraph-rsid="0059a7f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b8ac" officeooo:paragraph-rsid="0055b8a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56734d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56734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616795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585493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2370" officeooo:paragraph-rsid="0058237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a7f9" officeooo:paragraph-rsid="0059a7f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4cda" officeooo:paragraph-rsid="00624cd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6734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85493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585493" officeooo:paragraph-rsid="00585493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616795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56734d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582370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85493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dce86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616795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4cf02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text-position="sub 58%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text-position="sub 58%" style:font-name="DejaVu Sans Condensed" fo:font-size="12pt" fo:font-weight="normal" officeooo:rsid="00585493" style:font-size-asian="12pt" style:font-weight-asian="normal" style:font-size-complex="12pt" style:font-weight-complex="normal"/>
    </style:style>
    <style:style style:name="T13" style:family="text">
      <style:text-properties officeooo:rsid="0055b8ac"/>
    </style:style>
    <style:style style:name="T14" style:family="text">
      <style:text-properties officeooo:rsid="00585493"/>
    </style:style>
    <style:style style:name="T15" style:family="text">
      <style:text-properties style:text-position="sub 58%"/>
    </style:style>
    <style:style style:name="T16" style:family="text">
      <style:text-properties officeooo:rsid="005a8388"/>
    </style:style>
    <style:style style:name="T17" style:family="text">
      <style:text-properties officeooo:rsid="005c31fa"/>
    </style:style>
    <style:style style:name="T18" style:family="text">
      <style:text-properties officeooo:rsid="005ee4cc"/>
    </style:style>
    <style:style style:name="T19" style:family="text">
      <style:text-properties officeooo:rsid="00616795"/>
    </style:style>
    <style:style style:name="T20" style:family="text">
      <style:text-properties style:font-name="DejaVu Sans Condensed" fo:font-size="12pt" fo:font-weight="normal" officeooo:rsid="00616795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6734d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2</text:span><text:span text:style-name="T10">0</text:span><text:span text:style-name="T8">1</text:span><text:span text:style-name="T7"> - </text:span><text:span text:style-name="T9">Cold Start</text:span></text:p>
      <text:p text:style-name="P5"/>
      <text:p text:style-name="P1">Cold Start -- <text:span text:style-name="T13">TODO</text:span></text:p>
      <text:list xml:id="list3368418211" text:style-name="L1">
        <text:list-item>
          <text:p text:style-name="P10">MSTR IGN switch ... BATT (or EXT if using external power, set to BATT after APU is started)</text:p>
          <text:list>
            <text:list-item>
              <text:p text:style-name="P10">Must start APU within 1 minute if temp &gt; 43 deg C/109 deg F, 3 mins if temp between 32-43 deg C, 20 mins if temp &lt; 32 deg C.</text:p>
            </text:list-item>
          </text:list>
        </text:list-item>
        <text:list-item>
          <text:p text:style-name="P10">Lights ... As needed</text:p>
        </text:list-item>
        <text:list-item>
          <text:p text:style-name="P10">APU push button ... Press to start APU</text:p>
        </text:list-item>
        <text:list-item>
          <text:p text:style-name="P18"><text:span text:style-name="T20">DMS page -&gt; </text:span><text:span text:style-name="T21">DTC ... </text:span><text:span text:style-name="T20">MASTER LOAD OSB (not implemented yet)</text:span></text:p>
        </text:list-item>
        <text:list-item>
          <text:p text:style-name="P14">TODO</text:p>
        </text:list-item>
        <text:list-item>
          <text:p text:style-name="P7">Battery and APU</text:p>
        </text:list-item>
        <text:list-item>
          <text:p text:style-name="P7">Start engines</text:p>
        </text:list-item>
        <text:list-item>
          <text:p text:style-name="P7">Turn on avionics and MFDs</text:p>
        </text:list-item>
        <text:list-item>
          <text:p text:style-name="P7">Turn on and boresight sighting systems</text:p>
        </text:list-item>
        <text:list-item>
          <text:p text:style-name="P7">...</text:p>
        </text:list-item>
      </text:list>
      <text:p text:style-name="P2"/>
      <text:p text:style-name="P3">Proceed with remaining takeoff checklist on next page.</text:p>
      <text:p text:style-name="P3"/>
      <text:p text:style-name="P3"/>
      <text:p text:style-name="P4">From -10 manual:</text:p>
      <text:list xml:id="list192851943" text:style-name="L2">
        <text:list-item>
          <text:p text:style-name="P8">Canopy ... Close</text:p>
        </text:list-item>
        <text:list-item>
          <text:p text:style-name="P8">Parking Brake ... Set</text:p>
        </text:list-item>
        <text:list-item>
          <text:p text:style-name="P15"><text:span text:style-name="T3">RTR BRK switch</text:span><text:span text:style-name="T2"> ... Off</text:span><text:span text:style-name="T5"> (left console forward outboard, under power levers))</text:span></text:p>
        </text:list-item>
        <text:list-item>
          <text:p text:style-name="P8">DTC ... Installed (data card)</text:p>
        </text:list-item>
        <text:list-item>
          <text:p text:style-name="P8">MSTR IGN switch ... BATT (or EXT if using external power, set to BATT after APU is started)</text:p>
        </text:list-item>
      </text:list>
      <text:list xml:id="list2570877144" text:style-name="L3">
        <text:list-item>
          <text:list>
            <text:list-item>
              <text:p text:style-name="P9">Must start APU within 1 minute if temp &gt; 43 deg C/109 deg F, 3 mins if temp between 32-43 deg C, 20 mins if temp &lt; 32 deg C.</text:p>
            </text:list-item>
          </text:list>
        </text:list-item>
      </text:list>
      <text:list xml:id="list202705707951435" text:continue-list="list192851943" text:style-name="L2">
        <text:list-item>
          <text:p text:style-name="P8">Lights ... As needed</text:p>
        </text:list-item>
        <text:list-item>
          <text:p text:style-name="P8">APU push button ... Press to start APU</text:p>
        </text:list-item>
        <text:list-item>
          <text:p text:style-name="P8">KU, MPD, UFD/EUFD knobs ... On, and brightness as desired</text:p>
        </text:list-item>
        <text:list-item>
          <text:p text:style-name="P8">Cockpit heat and A/C ... As desired</text:p>
        </text:list-item>
        <text:list-item>
          <text:p text:style-name="P8">DTC ... Select Load</text:p>
        </text:list-item>
        <text:list-item>
          <text:p text:style-name="P8">EGI <text:span text:style-name="T17">(Embedded GPS/INS) </text:span>... Verify keys??</text:p>
        </text:list-item>
        <text:list-item>
          <text:p text:style-name="P8">IHADSS boresight ... <text:span text:style-name="T14">perform</text:span></text:p>
        </text:list-item>
        <text:list-item>
          <text:p text:style-name="P11">TADS boresight ... perform (if CP/G)</text:p>
        </text:list-item>
        <text:list-item>
          <text:p text:style-name="P8">Standby attitude indicator ... Uncage</text:p>
        </text:list-item>
        <text:list-item>
          <text:p text:style-name="P8">On MFD, go to ENG page</text:p>
        </text:list-item>
        <text:list-item>
          <text:p text:style-name="P12">If BUCS (backup control system) is engaged, do not start engines until clearing. <text:s/>BUCS can become engaged if external power is applied to aircraft without hydraulic power. <text:s/>To clear BUCS<text:span text:style-name="T16">:</text:span></text:p>
          <text:list>
            <text:list-item>
              <text:p text:style-name="P12">RTR BRK switch ... BRK</text:p>
            </text:list-item>
            <text:list-item>
              <text:p text:style-name="P12">POWER levers ... OFF</text:p>
            </text:list-item>
            <text:list-item>
              <text:p text:style-name="P12">DMS IBIT page ... Selector</text:p>
            </text:list-item>
            <text:list-item>
              <text:p text:style-name="P12">ACFT/COM-FLT CNTRLS-PRFLT ... Select, follow IBIT instructions until test is complete</text:p>
            </text:list-item>
            <text:list-item>
              <text:p text:style-name="P12">RTR BRK switch ... OFF</text:p>
            </text:list-item>
          </text:list>
        </text:list-item>
        <text:list-item>
          <text:p text:style-name="P12">TSD and FLT pages ... Select</text:p>
        </text:list-item>
        <text:list-item>
          <text:p text:style-name="P11">INS align -- TODO</text:p>
        </text:list-item>
        <text:list-item>
          <text:p text:style-name="P11">Start first engine (either engine can be started first):</text:p>
          <text:list>
            <text:list-item>
              <text:p text:style-name="P11">Cold engine (4 hours since last shutdown):</text:p>
              <text:list>
                <text:list-item>
                  <text:p text:style-name="P11"><text:span text:style-name="T18">ENG </text:span>START switch ... START<text:span text:style-name="T18"> (left console outboard)</text:span></text:p>
                </text:list-item>
                <text:list-item>
                  <text:p text:style-name="P11">When N<text:span text:style-name="T15">G</text:span> starts going up, POWER lever ... IDLE</text:p>
                </text:list-item>
              </text:list>
            </text:list-item>
            <text:list-item>
              <text:p text:style-name="P11">Warm engine</text:p>
              <text:list>
                <text:list-item>
                  <text:p text:style-name="P11">START switch ... IGN OVRD</text:p>
                </text:list-item>
                <text:list-item>
                  <text:p text:style-name="P16"><text:span text:style-name="T4">Allow N</text:span><text:span text:style-name="T12">G</text:span><text:span text:style-name="T4"> to increase to 18-20%, then START switch ... OFF</text:span></text:p>
                </text:list-item>
                <text:list-item>
                  <text:p text:style-name="P17"><text:span text:style-name="T1">When N</text:span><text:span text:style-name="T11">G</text:span><text:span text:style-name="T1"> is back below 5%, START switch ... START</text:span></text:p>
                </text:list-item>
                <text:list-item>
                  <text:p text:style-name="P11">POWER lever ... IDLE</text:p>
                </text:list-item>
              </text:list>
            </text:list-item>
          </text:list>
        </text:list-item>
        <text:list-item>
          <text:p text:style-name="P11">Start second engine:</text:p>
          <text:list>
            <text:list-item>
              <text:p text:style-name="P11">Follow steps above for conventional startup.</text:p>
            </text:list-item>
            <text:list-item>
              <text:p text:style-name="P11">For cross-engine start:</text:p>
              <text:list>
                <text:list-item>
                  <text:p text:style-name="P11">ENG page ... Select</text:p>
                </text:list-item>
                <text:list-item>
                  <text:p text:style-name="P11">Increase collective to 95% NG on the other engine.</text:p>
                </text:list-item>
                <text:list-item>
                  <text:p text:style-name="P11">Follow steps above for cold or warm engine start.</text:p>
                </text:list-item>
                <text:list-item>
                  <text:p text:style-name="P11">Collective ... reduce to flat pitch</text:p>
                </text:list-item>
              </text:list>
            </text:list-item>
          </text:list>
        </text:list-item>
        <text:list-item>
          <text:p text:style-name="P11">POWER levers ... Advance smoothly to FLY</text:p>
        </text:list-item>
        <text:list-item>
          <text:p text:style-name="P11">APU ... OFF</text:p>
        </text:list-item>
        <text:list-item>
          <text:p text:style-name="P13">Parking Brake ... Releas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0:27:04.192000000</dc:date>
    <meta:editing-duration>PT12H54M31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8" meta:word-count="483" meta:character-count="2419" meta:non-whitespace-character-count="2046"/>
  </office:meta>
</office:document-meta>
</file>